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iro-Wilk normality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1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0.358440706122813</text:p>
          </table:table-cell>
          <table:table-cell office:value-type="string" table:style-name="ce1">
            <text:p>2.09751773232752e-08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86133703938023</text:p>
          </table:table-cell>
          <table:table-cell office:value-type="string" table:style-name="ce1">
            <text:p>0.0083045073052353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883779078817657</text:p>
          </table:table-cell>
          <table:table-cell office:value-type="string" table:style-name="ce1">
            <text:p>0.0207031713507688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05315608078729</text:p>
          </table:table-cell>
          <table:table-cell office:value-type="string" table:style-name="ce1">
            <text:p>0.0519312790963594</text:p>
          </table:table-cell>
        </table:table-row>
      </table:table>
      <table:table table:name="Kruskal-Wallis rank sum test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73.470874385727" table:style-name="ce1">
            <text:p>73.470874385727</text:p>
          </table:table-cell>
          <table:table-cell office:value-type="float" office:value="4" table:style-name="ce1">
            <text:p>4</text:p>
          </table:table-cell>
          <table:table-cell office:value-type="float" office:value="4.19519085028382e-15" table:style-name="ce1">
            <text:p>4.19519085028382e-15</text:p>
          </table:table-cell>
        </table:table-row>
      </table:table>
      <table:table table:name="Dunn (1964) Kruskal-Wallis multiple comparison (ju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-2.84612261741756" table:style-name="ce1">
            <text:p>-2.84612261741756</text:p>
          </table:table-cell>
          <table:table-cell office:value-type="float" office:value="0.00442551503322993" table:style-name="ce1">
            <text:p>0.00442551503322993</text:p>
          </table:table-cell>
          <table:table-cell office:value-type="float" office:value="0.0442551503322993" table:style-name="ce1">
            <text:p>0.0442551503322993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4.52642962423908" table:style-name="ce1">
            <text:p>4.52642962423908</text:p>
          </table:table-cell>
          <table:table-cell office:value-type="float" office:value="5.99885638460428e-06" table:style-name="ce1">
            <text:p>5.99885638460428e-06</text:p>
          </table:table-cell>
          <table:table-cell office:value-type="float" office:value="5.99885638460428e-05" table:style-name="ce1">
            <text:p>5.99885638460428e-05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7.37255224165664" table:style-name="ce1">
            <text:p>7.37255224165664</text:p>
          </table:table-cell>
          <table:table-cell office:value-type="float" office:value="1.6739196406818e-13" table:style-name="ce1">
            <text:p>1.6739196406818e-13</text:p>
          </table:table-cell>
          <table:table-cell office:value-type="float" office:value="1.6739196406818e-12" table:style-name="ce1">
            <text:p>1.6739196406818e-12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3.99004497711039" table:style-name="ce1">
            <text:p>3.99004497711039</text:p>
          </table:table-cell>
          <table:table-cell office:value-type="float" office:value="6.60607671114618e-05" table:style-name="ce1">
            <text:p>6.60607671114618e-05</text:p>
          </table:table-cell>
          <table:table-cell office:value-type="float" office:value="0.000660607671114618" table:style-name="ce1">
            <text:p>0.000660607671114618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6.83616759452794" table:style-name="ce1">
            <text:p>6.83616759452794</text:p>
          </table:table-cell>
          <table:table-cell office:value-type="float" office:value="8.13397806009294e-12" table:style-name="ce1">
            <text:p>8.13397806009294e-12</text:p>
          </table:table-cell>
          <table:table-cell office:value-type="float" office:value="8.13397806009294e-11" table:style-name="ce1">
            <text:p>8.13397806009294e-11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-0.536384647128694" table:style-name="ce1">
            <text:p>-0.536384647128694</text:p>
          </table:table-cell>
          <table:table-cell office:value-type="float" office:value="0.591692739880756" table:style-name="ce1">
            <text:p>0.591692739880756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1.99228583219229" table:style-name="ce1">
            <text:p>1.99228583219229</text:p>
          </table:table-cell>
          <table:table-cell office:value-type="float" office:value="0.0463397052950741" table:style-name="ce1">
            <text:p>0.0463397052950741</text:p>
          </table:table-cell>
          <table:table-cell office:value-type="float" office:value="0.463397052950741" table:style-name="ce1">
            <text:p>0.463397052950741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4.83840844960985" table:style-name="ce1">
            <text:p>4.83840844960985</text:p>
          </table:table-cell>
          <table:table-cell office:value-type="float" office:value="1.30882958261233e-06" table:style-name="ce1">
            <text:p>1.30882958261233e-06</text:p>
          </table:table-cell>
          <table:table-cell office:value-type="float" office:value="1.30882958261233e-05" table:style-name="ce1">
            <text:p>1.30882958261233e-05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2.53414379204679" table:style-name="ce1">
            <text:p>-2.53414379204679</text:p>
          </table:table-cell>
          <table:table-cell office:value-type="float" office:value="0.0112722465986959" table:style-name="ce1">
            <text:p>0.0112722465986959</text:p>
          </table:table-cell>
          <table:table-cell office:value-type="float" office:value="0.112722465986959" table:style-name="ce1">
            <text:p>0.112722465986959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1.99775914491809" table:style-name="ce1">
            <text:p>-1.99775914491809</text:p>
          </table:table-cell>
          <table:table-cell office:value-type="float" office:value="0.0457427785913635" table:style-name="ce1">
            <text:p>0.0457427785913635</text:p>
          </table:table-cell>
          <table:table-cell office:value-type="float" office:value="0.457427785913635" table:style-name="ce1">
            <text:p>0.457427785913635</text:p>
          </table:table-cell>
        </table:table-row>
      </table:table>
      <table:table table:name="Vargha and Delaney A (ju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div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add.gree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divga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38" table:style-name="ce1">
            <text:p>0.38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igdecn - igdeci</text:p>
          </table:table-cell>
          <table:table-cell office:value-type="float" office:value="0.62" table:style-name="ce1">
            <text:p>0.62</text:p>
          </table:table-cell>
          <table:table-cell office:value-type="string" table:style-name="ce1">
            <text:p>small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divga - qao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2525" table:style-name="ce1">
            <text:p>0.25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0.7475" table:style-name="ce1">
            <text:p>0.74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2575" table:style-name="ce1">
            <text:p>0.25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7425" table:style-name="ce1">
            <text:p>0.7425</text:p>
          </table:table-cell>
          <table:table-cell office:value-type="string" table:style-name="ce1">
            <text:p>large</text:p>
          </table:table-cell>
        </table:table-row>
      </table:table>
      <table:table table:name="Shapiro-Wilk normality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string" table:style-name="ce1">
            <text:p>add.greedy</text:p>
          </table:table-cell>
          <table:table-cell office:value-type="string" table:style-name="ce1">
            <text:p>0.641119227471943</text:p>
          </table:table-cell>
          <table:table-cell office:value-type="string" table:style-name="ce1">
            <text:p>8.09975026890595e-06</text:p>
          </table:table-cell>
        </table:table-row>
        <table:table-row table:style-name="ro1">
          <table:table-cell office:value-type="string" table:style-name="ce1">
            <text:p>divg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igdeci</text:p>
          </table:table-cell>
          <table:table-cell office:value-type="string" table:style-name="ce1">
            <text:p>0.855382533730551</text:p>
          </table:table-cell>
          <table:table-cell office:value-type="string" table:style-name="ce1">
            <text:p>0.00656936666787377</text:p>
          </table:table-cell>
        </table:table-row>
        <table:table-row table:style-name="ro1">
          <table:table-cell office:value-type="string" table:style-name="ce1">
            <text:p>igdecn</text:p>
          </table:table-cell>
          <table:table-cell office:value-type="string" table:style-name="ce1">
            <text:p>0.901181017081213</text:p>
          </table:table-cell>
          <table:table-cell office:value-type="string" table:style-name="ce1">
            <text:p>0.0433980753066914</text:p>
          </table:table-cell>
        </table:table-row>
        <table:table-row table:style-name="ro1">
          <table:table-cell office:value-type="string" table:style-name="ce1">
            <text:p>qaoai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</table:table-row>
        <table:table-row table:style-name="ro1">
          <table:table-cell office:value-type="string" table:style-name="ce1">
            <text:p>qaoan</text:p>
          </table:table-cell>
          <table:table-cell office:value-type="string" table:style-name="ce1">
            <text:p>0.931380045541892</text:p>
          </table:table-cell>
          <table:table-cell office:value-type="string" table:style-name="ce1">
            <text:p>0.164150060392493</text:p>
          </table:table-cell>
        </table:table-row>
      </table:table>
      <table:table table:name="Kruskal-Wallis rank sum test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tatistics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p_value</text:p>
          </table:table-cell>
        </table:table-row>
        <table:table-row table:style-name="ro1">
          <table:table-cell office:value-type="float" office:value="58.9596368715084" table:style-name="ce1">
            <text:p>58.9596368715084</text:p>
          </table:table-cell>
          <table:table-cell office:value-type="float" office:value="3" table:style-name="ce1">
            <text:p>3</text:p>
          </table:table-cell>
          <table:table-cell office:value-type="float" office:value="9.80577880467582e-13" table:style-name="ce1">
            <text:p>9.80577880467582e-13</text:p>
          </table:table-cell>
        </table:table-row>
      </table:table>
      <table:table table:name="Dunn (1964) Kruskal-Wallis multiple comparison (jmh)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.unadj</text:p>
          </table:table-cell>
          <table:table-cell office:value-type="string" table:style-name="ce1">
            <text:p>P.adj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5.60860272982546" table:style-name="ce1">
            <text:p>5.60860272982546</text:p>
          </table:table-cell>
          <table:table-cell office:value-type="float" office:value="2.03966615260566e-08" table:style-name="ce1">
            <text:p>2.03966615260566e-08</text:p>
          </table:table-cell>
          <table:table-cell office:value-type="float" office:value="1.2237996915634e-07" table:style-name="ce1">
            <text:p>1.2237996915634e-07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6.78559052896766" table:style-name="ce1">
            <text:p>6.78559052896766</text:p>
          </table:table-cell>
          <table:table-cell office:value-type="float" office:value="1.15612627166585e-11" table:style-name="ce1">
            <text:p>1.15612627166585e-11</text:p>
          </table:table-cell>
          <table:table-cell office:value-type="float" office:value="6.93675762999513e-11" table:style-name="ce1">
            <text:p>6.93675762999513e-11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1.1769877991422" table:style-name="ce1">
            <text:p>1.1769877991422</text:p>
          </table:table-cell>
          <table:table-cell office:value-type="float" office:value="0.239200376075792" table:style-name="ce1">
            <text:p>0.23920037607579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2.07081621472266" table:style-name="ce1">
            <text:p>2.07081621472266</text:p>
          </table:table-cell>
          <table:table-cell office:value-type="float" office:value="0.0383759743492593" table:style-name="ce1">
            <text:p>0.0383759743492593</text:p>
          </table:table-cell>
          <table:table-cell office:value-type="float" office:value="0.230255846095556" table:style-name="ce1">
            <text:p>0.230255846095556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-3.5377865151028" table:style-name="ce1">
            <text:p>-3.5377865151028</text:p>
          </table:table-cell>
          <table:table-cell office:value-type="float" office:value="0.000403496152358826" table:style-name="ce1">
            <text:p>0.000403496152358826</text:p>
          </table:table-cell>
          <table:table-cell office:value-type="float" office:value="0.00242097691415296" table:style-name="ce1">
            <text:p>0.00242097691415296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-4.714774314245" table:style-name="ce1">
            <text:p>-4.714774314245</text:p>
          </table:table-cell>
          <table:table-cell office:value-type="float" office:value="2.41978805664042e-06" table:style-name="ce1">
            <text:p>2.41978805664042e-06</text:p>
          </table:table-cell>
          <table:table-cell office:value-type="float" office:value="1.45187283398425e-05" table:style-name="ce1">
            <text:p>1.45187283398425e-05</text:p>
          </table:table-cell>
        </table:table-row>
      </table:table>
      <table:table table:name="Vargha and Delaney A (jmh)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comparison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magnitude</text:p>
          </table:table-cell>
        </table:table-row>
        <table:table-row table:style-name="ro1">
          <table:table-cell office:value-type="string" table:style-name="ce1">
            <text:p>add.greedy - igde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add.greedy - igdec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igdecn</text:p>
          </table:table-cell>
          <table:table-cell office:value-type="float" office:value="0.7075" table:style-name="ce1">
            <text:p>0.7075</text:p>
          </table:table-cell>
          <table:table-cell office:value-type="string" table:style-name="ce1">
            <text:p>medium</text:p>
          </table:table-cell>
        </table:table-row>
        <table:table-row table:style-name="ro1">
          <table:table-cell office:value-type="string" table:style-name="ce1">
            <text:p>add.greedy - qaoan</text:p>
          </table:table-cell>
          <table:table-cell office:value-type="float" office:value="0.825" table:style-name="ce1">
            <text:p>0.8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i - qaoan</text:p>
          </table:table-cell>
          <table:table-cell office:value-type="float" office:value="0.0625" table:style-name="ce1">
            <text:p>0.0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i</text:p>
          </table:table-cell>
          <table:table-cell office:value-type="float" office:value="0.9375" table:style-name="ce1">
            <text:p>0.937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igdecn - qaoan</text:p>
          </table:table-cell>
          <table:table-cell office:value-type="float" office:value="0.04625" table:style-name="ce1">
            <text:p>0.04625</text:p>
          </table:table-cell>
          <table:table-cell office:value-type="string" table:style-name="ce1">
            <text:p>large</text:p>
          </table:table-cell>
        </table:table-row>
        <table:table-row table:style-name="ro1">
          <table:table-cell office:value-type="string" table:style-name="ce1">
            <text:p>qaoan - igdecn</text:p>
          </table:table-cell>
          <table:table-cell office:value-type="float" office:value="0.95375" table:style-name="ce1">
            <text:p>0.95375</text:p>
          </table:table-cell>
          <table:table-cell office:value-type="string" table:style-name="ce1">
            <text:p>larg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